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3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3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3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</office:automatic-styles>
  <office:body>
    <office:text text:use-soft-page-breaks="true">
      <text:p text:style-name="P1">What is Git?</text:p>
      <text:p text:style-name="P2"/>
      <text:p text:style-name="P3">How to sign up in GITHUB?</text:p>
      <text:p text:style-name="P4"/>
      <text:p text:style-name="P5">How to initialize Git</text:p>
      <text:p text:style-name="P6"/>
      <text:p text:style-name="P7">Command : git init</text:p>
      <text:p text:style-name="P8"/>
      <text:p text:style-name="P9">how to check status in git</text:p>
      <text:p text:style-name="P10"/>
      <text:p text:style-name="P11">Command : git status</text:p>
      <text:p text:style-name="P12"/>
      <text:p text:style-name="P13">how to create user name in git</text:p>
      <text:p text:style-name="P14"/>
      <text:p text:style-name="P15">Command: git config user.name “heman”</text:p>
      <text:p text:style-name="P16"/>
      <text:p text:style-name="P17">how to create user email in git</text:p>
      <text:p text:style-name="P18"/>
      <text:p text:style-name="P19"><text:span text:style-name="T20">Command: git config user.email<text:s/></text:span><text:a xlink:href="mailto:hemamahesh0103@gmail.com" office:target-frame-name="_top" xlink:show="replace"><text:span text:style-name="T21">hemamahesh0103@gmail.com</text:span></text:a></text:p>
      <text:p text:style-name="P22"/>
      <text:p text:style-name="P23">how to view list in git</text:p>
      <text:p text:style-name="P24"/>
      <text:p text:style-name="P25">Command: git config –list</text:p>
      <text:p text:style-name="P26"/>
      <text:p text:style-name="P27">Origin Command</text:p>
      <text:p text:style-name="P28"/>
      <text:p text:style-name="P29">Command: git push origin master</text:p>
      <text:p text:style-name="P30"/>
      <text:p text:style-name="P31">pull command:git pull</text:p>
      <text:p text:style-name="P32"/>
      <text:p text:style-name="P33"><text:span text:style-name="T34">downloand<text:s/></text:span><text:span text:style-name="T35">:source tree</text:span></text:p>
      <text:p text:style-name="P36"/>
      <text:p text:style-name="P37">Install Source Tree</text:p>
      <text:p text:style-name="P38"/>
      <text:p text:style-name="P39">Clone with Existing Repository</text:p>
      <text:p text:style-name="P40"/>
      <text:p text:style-name="P41">Give Source Path</text:p>
      <text:p text:style-name="P42"/>
      <text:p text:style-name="P43">Click on Clone</text:p>
      <text:p text:style-name="P44"/>
      <text:p text:style-name="P45">Check what are the updates</text:p>
      <text:p text:style-name="P46"/>
      <text:p text:style-name="P47"/>
      <text:p text:style-name="P48">Regular Daily Path of GIT commands:</text:p>
      <text:p text:style-name="P49">Staging: Git add *</text:p>
      <text:p text:style-name="P50">Commit: Git commit -m “Commit Message”</text:p>
      <text:p text:style-name="P51">Pull: Git Pull</text:p>
      <text:p text:style-name="P52">Push: Git Push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aran tej jetty</dc:creator>
    <meta:creation-date>2025-02-11T21:45:00Z</meta:creation-date>
    <dc:date>2025-02-17T02:17:00Z</dc:date>
    <meta:template xlink:href="Normal" xlink:type="simple"/>
    <meta:editing-cycles>5</meta:editing-cycles>
    <meta:editing-duration>PT2040S</meta:editing-duration>
    <meta:user-defined meta:name="GrammarlyDocumentId">579b01b503c5a4774aaaca0314c7931bdda0dc289497811f15a69a54192dfb1d</meta:user-defined>
    <meta:document-statistic meta:page-count="1" meta:paragraph-count="33" meta:word-count="125" meta:character-count="701" meta:row-count="60" meta:non-whitespace-character-count="609"/>
  </office:meta>
</office:document-meta>
</file>